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8cm" svg:height="1.05cm" svg:x="6.4cm" svg:y="1.35cm">
          <draw:text-box>
            <text:p>Water Mode</text:p>
          </draw:text-box>
        </draw:frame>
        <draw:custom-shape draw:style-name="gr2" draw:text-style-name="P1" xml:id="id1" draw:id="id1" draw:layer="layout" svg:width="6.6cm" svg:height="0.991cm" svg:x="5.8cm" svg:y="2.7cm">
          <text:p text:style-name="P1"><text:span text:style-name="T1">Démarrage Water M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6.6cm" svg:height="0.991cm" svg:x="5.8cm" svg:y="4.682cm">
          <text:p text:style-name="P1"><text:span text:style-name="T1">active Solénoïd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5" draw:id="id5" draw:layer="layout" svg:width="6.6cm" svg:height="1.027cm" svg:x="5.8cm" svg:y="9.1cm">
          <text:p text:style-name="P1"><text:span text:style-name="T1">Attendre dropinterval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6.6cm" svg:height="1.042cm" svg:x="5.8cm" svg:y="7.6cm">
          <text:p text:style-name="P1"><text:span text:style-name="T1">désactiver Solénoïd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6.6cm" svg:height="1.056cm" svg:x="5.8cm" svg:y="6.1cm">
          <text:p text:style-name="P1"><text:span text:style-name="T1">Attendre dropduratio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6.6cm" svg:height="1.014cm" svg:x="5.8cm" svg:y="10.6cm">
          <text:p text:style-name="P1"><text:span text:style-name="T1">Activer Focu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9" draw:id="id9" draw:layer="layout" svg:width="6.6cm" svg:height="0.972cm" svg:x="5.8cm" svg:y="15.3cm">
          <text:p text:style-name="P1"><text:span text:style-name="T1">désactiver Solénoïd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7" draw:id="id7" draw:layer="layout" svg:width="6.6cm" svg:height="0.999cm" svg:x="5.8cm" svg:y="12.2cm">
          <text:p text:style-name="P1"><text:span text:style-name="T1">activer Solénoïd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8" draw:id="id8" draw:layer="layout" svg:width="6.6cm" svg:height="0.986cm" svg:x="5.8cm" svg:y="13.8cm">
          <text:p text:style-name="P1"><text:span text:style-name="T1">Attendre dropduration2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0" draw:id="id10" draw:layer="layout" svg:width="6.6cm" svg:height="1.058cm" svg:x="5.8cm" svg:y="16.9cm">
          <text:p text:style-name="P1"><text:span text:style-name="T1">Attendre dropTim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1" draw:id="id11" draw:layer="layout" svg:width="6.6cm" svg:height="0.941cm" svg:x="5.8cm" svg:y="18.6cm">
          <text:p text:style-name="P1"><text:span text:style-name="T1">Activer flash1 et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2" draw:id="id12" draw:layer="layout" svg:width="6.6cm" svg:height="0.928cm" svg:x="5.8cm" svg:y="20.1cm">
          <text:p text:style-name="P1"><text:span text:style-name="T1">Déclencher appare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3" draw:id="id13" draw:layer="layout" svg:width="6.6cm" svg:height="0.916cm" svg:x="5.8cm" svg:y="21.7cm">
          <text:p text:style-name="P1"><text:span text:style-name="T1">Arrêter focu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4" draw:id="id14" draw:layer="layout" svg:width="6.6cm" svg:height="1cm" svg:x="5.8cm" svg:y="23.2cm">
          <text:p text:style-name="P1"><text:span text:style-name="T1">Attendre dropPau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5" draw:id="id15" draw:layer="layout" svg:width="3.8cm" svg:height="2.9cm" svg:x="7.2cm" svg:y="24.6cm">
          <text:p text:style-name="P1"><text:span text:style-name="T1">Nombre de</text:span></text:p>
          <text:p text:style-name="P1"><text:span text:style-name="T1"><text:s/></text:span><text:span text:style-name="T1">cycle atte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9.1cm" svg:y1="3.691cm" svg:x2="9.1cm" svg:y2="4.682cm" draw:start-shape="id1" draw:start-glue-point="6" draw:end-shape="id2" draw:end-glue-point="4" svg:d="m9100 3691v991">
          <text:p/>
        </draw:connector>
        <draw:connector draw:style-name="gr3" draw:text-style-name="P2" draw:layer="layout" svg:x1="9.1cm" svg:y1="5.673cm" svg:x2="9.1cm" svg:y2="6.1cm" draw:start-shape="id2" draw:start-glue-point="6" draw:end-shape="id3" draw:end-glue-point="4" svg:d="m9100 5673v427">
          <text:p/>
        </draw:connector>
        <draw:connector draw:style-name="gr3" draw:text-style-name="P2" draw:layer="layout" svg:x1="9.1cm" svg:y1="7.156cm" svg:x2="9.1cm" svg:y2="7.6cm" draw:start-shape="id3" draw:start-glue-point="6" draw:end-shape="id4" draw:end-glue-point="4" svg:d="m9100 7156v444">
          <text:p/>
        </draw:connector>
        <draw:connector draw:style-name="gr3" draw:text-style-name="P2" draw:layer="layout" svg:x1="9.1cm" svg:y1="8.642cm" svg:x2="9.1cm" svg:y2="9.1cm" draw:start-shape="id4" draw:start-glue-point="6" draw:end-shape="id5" draw:end-glue-point="4" svg:d="m9100 8642v458">
          <text:p/>
        </draw:connector>
        <draw:connector draw:style-name="gr3" draw:text-style-name="P2" draw:layer="layout" svg:x1="9.1cm" svg:y1="10.127cm" svg:x2="9.1cm" svg:y2="10.6cm" draw:start-shape="id5" draw:start-glue-point="6" draw:end-shape="id6" draw:end-glue-point="4" svg:d="m9100 10127v473">
          <text:p/>
        </draw:connector>
        <draw:connector draw:style-name="gr3" draw:text-style-name="P2" draw:layer="layout" svg:x1="9.1cm" svg:y1="11.614cm" svg:x2="9.1cm" svg:y2="12.2cm" draw:start-shape="id6" draw:start-glue-point="6" draw:end-shape="id7" draw:end-glue-point="4" svg:d="m9100 11614v586">
          <text:p/>
        </draw:connector>
        <draw:connector draw:style-name="gr3" draw:text-style-name="P2" draw:layer="layout" svg:x1="9.1cm" svg:y1="13.199cm" svg:x2="9.1cm" svg:y2="13.8cm" draw:start-shape="id7" draw:start-glue-point="6" draw:end-shape="id8" draw:end-glue-point="4" svg:d="m9100 13199v601">
          <text:p/>
        </draw:connector>
        <draw:connector draw:style-name="gr3" draw:text-style-name="P2" draw:layer="layout" svg:x1="9.1cm" svg:y1="14.786cm" svg:x2="9.1cm" svg:y2="15.3cm" draw:start-shape="id8" draw:start-glue-point="6" draw:end-shape="id9" draw:end-glue-point="4" svg:d="m9100 14786v514">
          <text:p/>
        </draw:connector>
        <draw:connector draw:style-name="gr3" draw:text-style-name="P2" draw:layer="layout" svg:x1="9.1cm" svg:y1="16.272cm" svg:x2="9.1cm" svg:y2="16.9cm" draw:start-shape="id9" draw:start-glue-point="6" draw:end-shape="id10" draw:end-glue-point="4" svg:d="m9100 16272v628">
          <text:p/>
        </draw:connector>
        <draw:connector draw:style-name="gr3" draw:text-style-name="P2" draw:layer="layout" svg:x1="9.1cm" svg:y1="17.958cm" svg:x2="9.1cm" svg:y2="18.6cm" draw:start-shape="id10" draw:start-glue-point="6" draw:end-shape="id11" draw:end-glue-point="4" svg:d="m9100 17958v642">
          <text:p/>
        </draw:connector>
        <draw:connector draw:style-name="gr3" draw:text-style-name="P2" draw:layer="layout" svg:x1="9.1cm" svg:y1="19.541cm" svg:x2="9.1cm" svg:y2="20.1cm" draw:start-shape="id11" draw:start-glue-point="6" draw:end-shape="id12" draw:end-glue-point="4" svg:d="m9100 19541v559">
          <text:p/>
        </draw:connector>
        <draw:connector draw:style-name="gr3" draw:text-style-name="P2" draw:layer="layout" svg:x1="9.1cm" svg:y1="21.028cm" svg:x2="9.1cm" svg:y2="21.7cm" draw:start-shape="id12" draw:start-glue-point="6" draw:end-shape="id13" draw:end-glue-point="4" svg:d="m9100 21028v672">
          <text:p/>
        </draw:connector>
        <draw:connector draw:style-name="gr3" draw:text-style-name="P2" draw:layer="layout" svg:x1="9.1cm" svg:y1="22.616cm" svg:x2="9.1cm" svg:y2="23.2cm" draw:start-shape="id13" draw:start-glue-point="6" draw:end-shape="id14" draw:end-glue-point="4" svg:d="m9100 22616v584">
          <text:p/>
        </draw:connector>
        <draw:connector draw:style-name="gr3" draw:text-style-name="P2" draw:layer="layout" svg:x1="9.1cm" svg:y1="24.2cm" svg:x2="9.1cm" svg:y2="24.6cm" draw:start-shape="id14" draw:start-glue-point="6" draw:end-shape="id15" draw:end-glue-point="4" svg:d="m9100 24200v400">
          <text:p/>
        </draw:connector>
        <draw:custom-shape draw:style-name="gr2" draw:text-style-name="P1" xml:id="id16" draw:id="id16" draw:layer="layout" svg:width="6.6cm" svg:height="1cm" svg:x="5.8cm" svg:y="27.9cm">
          <text:p text:style-name="P1"><text:span text:style-name="T1">Arr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svg:x1="9.1cm" svg:y1="27.5cm" svg:x2="9.1cm" svg:y2="27.9cm" draw:start-shape="id15" draw:start-glue-point="6" draw:end-shape="id16" draw:end-glue-point="4" svg:d="m9100 27500v400">
          <text:p/>
        </draw:connector>
        <draw:line draw:style-name="gr4" draw:text-style-name="P2" draw:layer="layout" svg:x1="7.2cm" svg:y1="26.1cm" svg:x2="4.2cm" svg:y2="26.1cm">
          <text:p/>
        </draw:line>
        <draw:line draw:style-name="gr4" draw:text-style-name="P2" draw:layer="layout" svg:x1="4.2cm" svg:y1="4.1cm" svg:x2="9.1cm" svg:y2="4.1cm">
          <text:p/>
        </draw:line>
        <draw:line draw:style-name="gr4" draw:text-style-name="P2" draw:layer="layout" svg:x1="4.2cm" svg:y1="4.1cm" svg:x2="4.2cm" svg:y2="26.1cm">
          <text:p/>
        </draw:line>
        <draw:line draw:style-name="gr5" draw:text-style-name="P2" draw:layer="layout" svg:x1="13.5cm" svg:y1="4.8cm" svg:x2="13.5cm" svg:y2="20.1cm">
          <text:p/>
        </draw:line>
        <draw:frame draw:style-name="gr6" draw:text-style-name="P3" draw:layer="layout" svg:width="3.9cm" svg:height="1.35cm" svg:x="13.8cm" svg:y="4.2cm">
          <draw:text-box>
            <text:p text:style-name="P3"><text:span text:style-name="T1">T=0 start</text:span></text:p>
          </draw:text-box>
        </draw:frame>
        <draw:line draw:style-name="gr4" draw:text-style-name="P2" draw:layer="layout" svg:x1="13.1cm" svg:y1="4.8cm" svg:x2="14cm" svg:y2="4.8cm">
          <text:p/>
        </draw:line>
        <draw:line draw:style-name="gr4" draw:text-style-name="P2" draw:layer="layout" svg:x1="13.1cm" svg:y1="20.1cm" svg:x2="14cm" svg:y2="20.1cm">
          <text:p/>
        </draw:line>
        <draw:frame draw:style-name="gr6" draw:text-style-name="P3" draw:layer="layout" svg:width="6.1cm" svg:height="1.361cm" svg:x="13.9cm" svg:y="19.3cm">
          <draw:text-box>
            <text:p text:style-name="P3"><text:span text:style-name="T1">T=TShooting déclenchement Pho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6T21:31:20.48</meta:creation-date>
    <dc:date>2013-03-26T22:21:34.32</dc:date>
    <meta:editing-duration>PT34M50S</meta:editing-duration>
    <meta:editing-cycles>3</meta:editing-cycles>
    <meta:generator>OpenOffice.org/3.4$Win32 OpenOffice.org_project/340m1$Build-9590</meta:generator>
    <meta:document-statistic meta:object-count="40"/>
  </office:meta>
</office:document-meta>
</file>